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0.326cm"/>
    </style:style>
    <style:style style:name="co7" style:family="table-column">
      <style:table-column-properties fo:break-before="auto" style:column-width="0.298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1.498cm"/>
    </style:style>
    <style:style style:name="co11" style:family="table-column">
      <style:table-column-properties fo:break-before="auto" style:column-width="0.436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252cm"/>
    </style:style>
    <style:style style:name="co14" style:family="table-column">
      <style:table-column-properties fo:break-before="auto" style:column-width="0.953cm"/>
    </style:style>
    <style:style style:name="co15" style:family="table-column">
      <style:table-column-properties fo:break-before="auto" style:column-width="1.605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5" table:default-cell-style-name="ce2"/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Initai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al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/>
          <table:table-cell table:style-name="ce1" office:value-type="string" calcext:value-type="string">
            <text:p>Initail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pre</text:p>
          </table:table-cell>
          <table:table-cell office:value-type="string" calcext:value-type="string">
            <text:p>Total</text:p>
          </table:table-cell>
          <table:table-cell table:style-name="ce1" table:number-columns-repeated="2"/>
          <table:table-cell table:style-name="ce1" office:value-type="string" calcext:value-type="string">
            <text:p>Initail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pre</text:p>
          </table:table-cell>
          <table:table-cell office:value-type="string" calcext:value-type="string">
            <text:p>Total</text:p>
          </table:table-cell>
          <table:table-cell table:style-name="ce1"/>
          <table:table-cell/>
          <table:table-cell office:value-type="string" calcext:value-type="string">
            <text:p>22-23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23-2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1" table:number-columns-repeated="2"/>
          <table:table-cell table:style-name="ce1" office:value-type="float" office:value="121" calcext:value-type="float">
            <text:p>1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1"/>
          <table:table-cell/>
          <table:table-cell office:value-type="string" calcext:value-type="string">
            <text:p>23-24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formula="of:=SUM(15%*[.S2])" office:value-type="float" office:value="75" calcext:value-type="float">
            <text:p>75</text:p>
          </table:table-cell>
          <table:table-cell table:formula="of:=SUM([.Q3:.R3])" office:value-type="float" office:value="575" calcext:value-type="float">
            <text:p>57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24-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formula="of:=SUM([.F3]*15%)" office:value-type="float" office:value="18.15" calcext:value-type="float">
            <text:p>18.15</text:p>
          </table:table-cell>
          <table:table-cell table:style-name="ce1" table:formula="of:=[.F3]" office:value-type="float" office:value="121" calcext:value-type="float">
            <text:p>121</text:p>
          </table:table-cell>
          <table:table-cell table:formula="of:=SUM([.C4:.E4])" office:value-type="float" office:value="289.15" calcext:value-type="float">
            <text:p>289.15</text:p>
          </table:table-cell>
          <table:table-cell table:style-name="ce1" table:number-columns-repeated="2"/>
          <table:table-cell table:style-name="ce1" office:value-type="float" office:value="227" calcext:value-type="float">
            <text:p>227</text:p>
          </table:table-cell>
          <table:table-cell table:style-name="ce1" table:formula="of:=SUM([.L3]*15%)" office:value-type="float" office:value="18.15" calcext:value-type="float">
            <text:p>18.15</text:p>
          </table:table-cell>
          <table:table-cell table:style-name="ce1" table:formula="of:=[.L3]" office:value-type="float" office:value="121" calcext:value-type="float">
            <text:p>121</text:p>
          </table:table-cell>
          <table:table-cell table:formula="of:=SUM([.I4:.K4])" office:value-type="float" office:value="366.15" calcext:value-type="float">
            <text:p>366.15</text:p>
          </table:table-cell>
          <table:table-cell table:style-name="ce1"/>
          <table:table-cell/>
          <table:table-cell office:value-type="string" calcext:value-type="string">
            <text:p>24-25</text:p>
          </table:table-cell>
          <table:table-cell office:value-type="float" office:value="22" calcext:value-type="float">
            <text:p>22</text:p>
          </table:table-cell>
          <table:table-cell table:formula="of:=[.S3]" office:value-type="float" office:value="575" calcext:value-type="float">
            <text:p>575</text:p>
          </table:table-cell>
          <table:table-cell table:formula="of:=SUM(15%*[.Q4])" office:value-type="float" office:value="86.25" calcext:value-type="float">
            <text:p>86.25</text:p>
          </table:table-cell>
          <table:table-cell table:formula="of:=SUM([.Q4:.R4])" office:value-type="float" office:value="661.25" calcext:value-type="float">
            <text:p>661.2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25-2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formula="of:=SUM([.F4]*15%)" office:value-type="float" office:value="43.3725" calcext:value-type="float">
            <text:p>43.3725</text:p>
          </table:table-cell>
          <table:table-cell table:style-name="ce1" table:formula="of:=[.F4]" office:value-type="float" office:value="289.15" calcext:value-type="float">
            <text:p>289.15</text:p>
          </table:table-cell>
          <table:table-cell table:formula="of:=SUM([.C5:.E5])" office:value-type="float" office:value="482.5225" calcext:value-type="float">
            <text:p>482.5225</text:p>
          </table:table-cell>
          <table:table-cell table:style-name="ce1" table:number-columns-repeated="2"/>
          <table:table-cell table:style-name="ce1" office:value-type="float" office:value="333" calcext:value-type="float">
            <text:p>333</text:p>
          </table:table-cell>
          <table:table-cell table:style-name="ce1" table:formula="of:=SUM([.L4]*15%)" office:value-type="float" office:value="54.9225" calcext:value-type="float">
            <text:p>54.9225</text:p>
          </table:table-cell>
          <table:table-cell table:style-name="ce1" table:formula="of:=[.L4]" office:value-type="float" office:value="366.15" calcext:value-type="float">
            <text:p>366.15</text:p>
          </table:table-cell>
          <table:table-cell table:formula="of:=SUM([.I5:.K5])" office:value-type="float" office:value="754.0725" calcext:value-type="float">
            <text:p>754.0725</text:p>
          </table:table-cell>
          <table:table-cell table:style-name="ce1"/>
          <table:table-cell/>
          <table:table-cell office:value-type="string" calcext:value-type="string">
            <text:p>25-26</text:p>
          </table:table-cell>
          <table:table-cell office:value-type="float" office:value="23" calcext:value-type="float">
            <text:p>23</text:p>
          </table:table-cell>
          <table:table-cell table:formula="of:=[.S4]" office:value-type="float" office:value="661.25" calcext:value-type="float">
            <text:p>661.25</text:p>
          </table:table-cell>
          <table:table-cell table:formula="of:=SUM(15%*[.Q5])" office:value-type="float" office:value="99.1875" calcext:value-type="float">
            <text:p>99.1875</text:p>
          </table:table-cell>
          <table:table-cell table:formula="of:=SUM([.Q5:.R5])" office:value-type="float" office:value="760.4375" calcext:value-type="float">
            <text:p>760.437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26-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formula="of:=SUM([.F5]*15%)" office:value-type="float" office:value="72.378375" calcext:value-type="float">
            <text:p>72.378375</text:p>
          </table:table-cell>
          <table:table-cell table:style-name="ce1" table:formula="of:=[.F5]" office:value-type="float" office:value="482.5225" calcext:value-type="float">
            <text:p>482.5225</text:p>
          </table:table-cell>
          <table:table-cell table:formula="of:=SUM([.C6:.E6])" office:value-type="float" office:value="704.900875" calcext:value-type="float">
            <text:p>704.900875</text:p>
          </table:table-cell>
          <table:table-cell table:style-name="ce1" table:number-columns-repeated="2"/>
          <table:table-cell table:style-name="ce1" office:value-type="float" office:value="441" calcext:value-type="float">
            <text:p>441</text:p>
          </table:table-cell>
          <table:table-cell table:style-name="ce1" table:formula="of:=SUM([.L5]*15%)" office:value-type="float" office:value="113.110875" calcext:value-type="float">
            <text:p>113.110875</text:p>
          </table:table-cell>
          <table:table-cell table:style-name="ce1" table:formula="of:=[.L5]" office:value-type="float" office:value="754.0725" calcext:value-type="float">
            <text:p>754.0725</text:p>
          </table:table-cell>
          <table:table-cell table:formula="of:=SUM([.I6:.K6])" office:value-type="float" office:value="1308.183375" calcext:value-type="float">
            <text:p>1308.183375</text:p>
          </table:table-cell>
          <table:table-cell table:style-name="ce1"/>
          <table:table-cell/>
          <table:table-cell office:value-type="string" calcext:value-type="string">
            <text:p>26-27</text:p>
          </table:table-cell>
          <table:table-cell office:value-type="float" office:value="24" calcext:value-type="float">
            <text:p>24</text:p>
          </table:table-cell>
          <table:table-cell table:formula="of:=[.S5]" office:value-type="float" office:value="760.4375" calcext:value-type="float">
            <text:p>760.4375</text:p>
          </table:table-cell>
          <table:table-cell table:formula="of:=SUM(15%*[.Q6])" office:value-type="float" office:value="114.065625" calcext:value-type="float">
            <text:p>114.065625</text:p>
          </table:table-cell>
          <table:table-cell table:formula="of:=SUM([.Q6:.R6])" office:value-type="float" office:value="874.503125" calcext:value-type="float">
            <text:p>874.50312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27-2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formula="of:=SUM([.F6]*15%)" office:value-type="float" office:value="105.73513125" calcext:value-type="float">
            <text:p>105.73513125</text:p>
          </table:table-cell>
          <table:table-cell table:style-name="ce1" table:formula="of:=[.F6]" office:value-type="float" office:value="704.900875" calcext:value-type="float">
            <text:p>704.900875</text:p>
          </table:table-cell>
          <table:table-cell table:formula="of:=SUM([.C7:.E7])" office:value-type="float" office:value="960.63600625" calcext:value-type="float">
            <text:p>960.63600625</text:p>
          </table:table-cell>
          <table:table-cell table:style-name="ce1" table:number-columns-repeated="2"/>
          <table:table-cell table:style-name="ce1" office:value-type="float" office:value="441" calcext:value-type="float">
            <text:p>441</text:p>
          </table:table-cell>
          <table:table-cell table:style-name="ce1" table:formula="of:=SUM([.L6]*15%)" office:value-type="float" office:value="196.22750625" calcext:value-type="float">
            <text:p>196.22750625</text:p>
          </table:table-cell>
          <table:table-cell table:style-name="ce1" table:formula="of:=[.L6]" office:value-type="float" office:value="1308.183375" calcext:value-type="float">
            <text:p>1308.183375</text:p>
          </table:table-cell>
          <table:table-cell table:formula="of:=SUM([.I7:.K7])" office:value-type="float" office:value="1945.41088125" calcext:value-type="float">
            <text:p>1945.41088125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1012"/>
        </table:table-row>
        <table:table-row table:style-name="ro1" table:number-rows-repeated="5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number-columns-repeated="5" table:default-cell-style-name="ce2"/>
        <table:table-row table:style-name="ro1"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Initail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2-23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3-24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formula="of:=SUM(15%*[.E2])" office:value-type="float" office:value="75" calcext:value-type="float">
            <text:p>75</text:p>
          </table:table-cell>
          <table:table-cell table:formula="of:=SUM([.C3:.D3])"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2" calcext:value-type="float">
            <text:p>22</text:p>
          </table:table-cell>
          <table:table-cell table:formula="of:=[.E3]" office:value-type="float" office:value="575" calcext:value-type="float">
            <text:p>575</text:p>
          </table:table-cell>
          <table:table-cell table:formula="of:=SUM(15%*[.C4])" office:value-type="float" office:value="86.25" calcext:value-type="float">
            <text:p>86.25</text:p>
          </table:table-cell>
          <table:table-cell table:formula="of:=SUM([.C4:.D4])" office:value-type="float" office:value="661.25" calcext:value-type="float">
            <text:p>661.25</text:p>
          </table:table-cell>
        </table:table-row>
        <table:table-row table:style-name="ro1">
          <table:table-cell office:value-type="string" calcext:value-type="string">
            <text:p>25-26</text:p>
          </table:table-cell>
          <table:table-cell office:value-type="float" office:value="23" calcext:value-type="float">
            <text:p>23</text:p>
          </table:table-cell>
          <table:table-cell table:formula="of:=[.E4]" office:value-type="float" office:value="661.25" calcext:value-type="float">
            <text:p>661.25</text:p>
          </table:table-cell>
          <table:table-cell table:formula="of:=SUM(15%*[.C5])" office:value-type="float" office:value="99.1875" calcext:value-type="float">
            <text:p>99.1875</text:p>
          </table:table-cell>
          <table:table-cell table:formula="of:=SUM([.C5:.D5])" office:value-type="float" office:value="760.4375" calcext:value-type="float">
            <text:p>760.4375</text:p>
          </table:table-cell>
        </table:table-row>
        <table:table-row table:style-name="ro1">
          <table:table-cell office:value-type="string" calcext:value-type="string">
            <text:p>26-27</text:p>
          </table:table-cell>
          <table:table-cell office:value-type="float" office:value="24" calcext:value-type="float">
            <text:p>24</text:p>
          </table:table-cell>
          <table:table-cell table:formula="of:=[.E5]" office:value-type="float" office:value="760.4375" calcext:value-type="float">
            <text:p>760.4375</text:p>
          </table:table-cell>
          <table:table-cell table:formula="of:=SUM(15%*[.C6])" office:value-type="float" office:value="114.065625" calcext:value-type="float">
            <text:p>114.065625</text:p>
          </table:table-cell>
          <table:table-cell table:formula="of:=SUM([.C6:.D6])" office:value-type="float" office:value="874.503125" calcext:value-type="float">
            <text:p>874.50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2:53:44.738509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12:39:18.138290328</meta:creation-date>
    <dc:date>2024-01-11T12:58:12.589298761</dc:date>
    <meta:editing-duration>PT18M5S</meta:editing-duration>
    <meta:editing-cycles>5</meta:editing-cycles>
    <meta:generator>LibreOffice/6.4.7.2$Linux_X86_64 LibreOffice_project/40$Build-2</meta:generator>
    <meta:document-statistic meta:table-count="2" meta:cell-count="117" meta:object-count="0"/>
  </office:meta>
</office:document-meta>
</file>